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970000005E4CDC7950075964FE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utfit Medium" svg:font-family="'Outfit Medium'" style:font-adornments="Normal" style:font-pitch="variable"/>
    <style:font-face style:name="Outfit Thin" svg:font-family="'Outfit Thin'" style:font-adornments="Normal" style:font-pitch="variable"/>
  </office:font-face-decls>
  <office:automatic-styles>
    <style:style style:name="P1" style:family="paragraph" style:parent-style-name="Header_20_right">
      <style:text-properties officeooo:rsid="000a7140" officeooo:paragraph-rsid="000a7140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008b922" officeooo:paragraph-rsid="000d9b08"/>
    </style:style>
    <style:style style:name="P5" style:family="paragraph" style:parent-style-name="Title">
      <style:text-properties officeooo:rsid="0008b922" officeooo:paragraph-rsid="000d9b08"/>
    </style:style>
    <style:style style:name="P6" style:family="paragraph" style:parent-style-name="Heading_20_1">
      <style:paragraph-properties fo:break-before="page"/>
      <style:text-properties officeooo:rsid="00102f23" officeooo:paragraph-rsid="00102f23"/>
    </style:style>
    <style:style style:name="P7" style:family="paragraph" style:parent-style-name="Heading_20_2">
      <style:text-properties officeooo:rsid="00102f23" officeooo:paragraph-rsid="00102f23"/>
    </style:style>
    <style:style style:name="P8" style:family="paragraph" style:parent-style-name="Text_20_body">
      <style:text-properties officeooo:rsid="00102f23" officeooo:paragraph-rsid="00102f23"/>
    </style:style>
    <style:style style:name="P9" style:family="paragraph" style:parent-style-name="Text_20_body">
      <style:text-properties officeooo:paragraph-rsid="00102f23"/>
    </style:style>
    <style:style style:name="T1" style:family="text">
      <style:text-properties officeooo:rsid="000ad03b"/>
    </style:style>
    <style:style style:name="T2" style:family="text">
      <style:text-properties officeooo:rsid="000d9b08"/>
    </style:style>
    <style:style style:name="T3" style:family="text">
      <style:text-properties style:font-name="Outfit Medium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ibliography_20_1">Vandewalle Jérôme – <text:span text:style-name="T2">Pruvost Scotty – Arabah Yanis – Pinceel Matthieu</text:span></text:p>
      <text:p text:style-name="P5">Titre principal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"><text:a xlink:type="simple" xlink:href="#__RefHeading___Toc265_2774643833" text:style-name="Index_20_Link" text:visited-style-name="Index_20_Link">Gros titre<text:tab/>3</text:a></text:p>
          <text:p text:style-name="P3"><text:a xlink:type="simple" xlink:href="#__RefHeading___Toc267_2774643833" text:style-name="Index_20_Link" text:visited-style-name="Index_20_Link">Sous-titre<text:tab/>3</text:a></text:p>
        </text:index-body>
      </text:table-of-content>
      <text:p text:style-name="P4"/>
      <text:h text:style-name="P6" text:outline-level="1"><text:bookmark-start text:name="__RefHeading___Toc265_2774643833"/>Séance libre du 06/05/2024 <text:s text:c="2"/>13h-14h30<text:bookmark-end text:name="__RefHeading___Toc265_2774643833"/></text:h>
      <text:h text:style-name="P7" text:outline-level="2"><text:bookmark-start text:name="__RefHeading___Toc267_2774643833"/>Membres présents<text:bookmark-end text:name="__RefHeading___Toc267_2774643833"/></text:h>
      <text:p text:style-name="P8">Pruvost Scotty – Vandewalle Jér<text:span text:style-name="T3">ôme – Arabah Yanis</text:span></text:p>
      <text:h text:style-name="P7" text:outline-level="2">Avancement</text:h>
      <text:p text:style-name="P8">Durant cette première séance, nous avons créé le dép<text:span text:style-name="T3">ôt Git et invité chaque membre dedans, et nous nous sommes familiarisés avec cet outil. Nous avons également repris connaissance du sujet afin de mieux appréhender le projet.</text:span></text:p>
      <text:h text:style-name="P6" text:outline-level="1">Séance encadrée du 07/05/2024 <text:s text:c="3"/>8h30-10h</text:h>
      <text:h text:style-name="P7" text:outline-level="2">Membres présents</text:h>
      <text:p text:style-name="P8">Pruvost Scotty – Vandewalle Jér<text:span text:style-name="T3">ôme – Arabah Yanis – Pinceel Matthieu</text:span></text:p>
      <text:h text:style-name="P7" text:outline-level="2">Avancement</text:h>
      <text:p text:style-name="P9">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utfit Medium" svg:font-family="'Outfit Medium'" style:font-adornments="Normal" style:font-pitch="variable"/>
    <style:font-face style:name="Outfit Thin" svg:font-family="'Outfit Thin'" style:font-adornments="Normal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.499cm" fo:margin-bottom="0cm" style:contextual-spacing="false" fo:line-height="115%" fo:text-indent="0.7cm" style:auto-text-indent="false"/>
      <style:text-properties style:font-name="Outfit Medium" fo:font-family="'Outfit Medium'" style:font-style-name="Normal" style:font-pitch="variable" fo:font-weight="normal"/>
    </style:style>
    <style:style style:name="List" style:family="paragraph" style:parent-style-name="Text_20_body" style:class="list">
      <style:paragraph-properties fo:margin-top="0.499cm" fo:margin-bottom="0cm" style:contextual-spacing="false" fo:line-height="100%"/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margin-left="0.499cm" fo:margin-right="0.499cm" fo:margin-top="0cm" fo:margin-bottom="0cm" style:contextual-spacing="false" fo:text-indent="0cm" style:auto-text-indent="false" text:number-lines="false" text:line-number="0"/>
      <style:text-properties style:font-name="Outfit Thin" fo:font-family="'Outfit Thin'" style:font-style-name="Normal" style:font-pitch="variable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Header" style:class="extra">
      <loext:graphic-properties draw:fill="none" draw:fill-color="#729fcf"/>
      <style:paragraph-properties fo:text-align="end" style:justify-single-word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Outfit Medium" fo:font-family="'Outfit Medium'" style:font-style-name="Normal" style:font-pitch="variable" fo:font-size="18pt" fo:font-weight="normal"/>
    </style:style>
    <style:style style:name="Title" style:family="paragraph" style:parent-style-name="Heading" style:next-style-name="Text_20_body" style:class="chapter" style:master-page-name="">
      <loext:graphic-properties draw:fill="solid" draw:fill-color="#3264e1"/>
      <style:paragraph-properties fo:margin-top="0cm" fo:margin-bottom="6.001cm" style:contextual-spacing="false" fo:text-align="center" style:justify-single-word="false" style:page-number="auto" fo:background-color="#3264e1" fo:padding="0.049cm" fo:border="4.51pt solid #000000">
        <style:tab-stops/>
      </style:paragraph-properties>
      <style:text-properties fo:color="#000000" loext:opacity="100%" style:font-name="Outfit Medium" fo:font-family="'Outfit Medium'" style:font-style-name="Normal" style:font-pitch="variable" fo:font-size="40pt" fo:font-weight="normal" style:font-size-asian="28pt" style:font-weight-asian="bold" style:font-size-complex="2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Outfit Thin" fo:font-family="'Outfit Thin'" style:font-style-name="Normal" style:font-pitch="variable" fo:font-size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3296ff"/>
      <style:paragraph-properties fo:margin-top="1cm" fo:margin-bottom="0cm" style:contextual-spacing="false" fo:text-align="center" style:justify-single-word="false" style:page-number="auto" fo:background-color="#3296ff"/>
      <style:text-properties style:font-name="Outfit Medium" fo:font-family="'Outfit Medium'" style:font-style-name="Normal" style:font-pitch="variable" fo:font-size="20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margin-top="0.499cm" fo:margin-bottom="0cm" style:contextual-spacing="false" fo:text-indent="0cm" style:auto-text-indent="false"/>
      <style:text-properties style:font-name="Outfit Medium" fo:font-family="'Outfit Medium'" style:font-style-name="Normal" style:font-pitch="variable" fo:font-size="18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Outfit Medium" fo:font-family="'Outfit Medium'" style:font-style-name="Normal" style:font-pitch="variable"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Outfit Medium" fo:font-family="'Outfit Medium'" style:font-style-name="Normal" style:font-pitch="variable" fo:font-weight="normal"/>
    </style:style>
    <style:style style:name="Bibliography_20_1" style:display-name="Bibliography 1" style:family="paragraph" style:parent-style-name="Index" style:class="index">
      <style:paragraph-properties fo:margin-left="0cm" fo:margin-right="0cm" fo:margin-top="6.001cm" fo:margin-bottom="0.499cm" style:contextual-spacing="false" fo:text-align="center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Outfit Medium" fo:font-family="'Outfit Medium'" style:font-style-name="Normal" style:font-pitch="variable" fo:font-weight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right">
      <style:text-properties officeooo:rsid="000a7140" officeooo:paragraph-rsid="000a7140"/>
    </style:style>
    <style:style style:name="MT1" style:family="text">
      <style:text-properties officeooo:rsid="000ad03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K</text:span>rico<draw:frame draw:style-name="Mfr1" draw:name="Image2" text:anchor-type="char" svg:x="-0.474cm" svg:y="-0.949cm" svg:width="4.313cm" svg:height="2.692cm" draw:z-index="2"><draw:image xlink:href="Pictures/1000000100000970000005E4CDC7950075964FE2.png" xlink:type="simple" xlink:show="embed" xlink:actuate="onLoad" draw:mime-type="image/png"/></draw:frame></text:p>
      </style:header>
      <style:footer>
        <text:p text:style-name="Footer_20_right"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3:51:45.815501223</meta:creation-date>
    <dc:date>2024-05-07T08:51:54.236315615</dc:date>
    <meta:editing-duration>PT1H13M27S</meta:editing-duration>
    <meta:editing-cycles>8</meta:editing-cycles>
    <meta:generator>LibreOffice/7.3.7.2$Linux_X86_64 LibreOffice_project/30$Build-2</meta:generator>
    <meta:document-statistic meta:table-count="0" meta:image-count="1" meta:object-count="0" meta:page-count="3" meta:paragraph-count="17" meta:word-count="87" meta:character-count="610" meta:non-whitespace-character-count="527"/>
  </office:meta>
</office:document-meta>
</file>